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Liberation SerifLiberation Seri" svg:font-family="Liberation SerifLiberation Seri" style:font-family-generic="roman"/>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P2" style:parent-style-name="Párrafodelista" style:family="paragraph">
      <style:paragraph-properties fo:margin-left="0in">
        <style:tab-stops/>
      </style:paragraph-properties>
    </style:style>
    <style:style style:name="T3" style:parent-style-name="Fuentedepárrafopredeter." style:family="text">
      <style:text-properties style:font-name-complex="Arial"/>
    </style:style>
    <style:style style:name="P4" style:parent-style-name="Párrafodelista" style:family="paragraph">
      <style:paragraph-properties fo:margin-left="0in">
        <style:tab-stops/>
      </style:paragraph-properties>
    </style:style>
    <style:style style:name="T5" style:parent-style-name="Fuentedepárrafopredeter." style:family="text">
      <style:text-properties style:font-name-complex="Arial"/>
    </style:style>
    <style:style style:name="T6" style:parent-style-name="Fuentedepárrafopredeter." style:family="text">
      <style:text-properties fo:color="#000000"/>
    </style:style>
    <style:style style:name="P7" style:parent-style-name="Standard" style:family="paragraph">
      <style:text-properties fo:color="#000000"/>
    </style:style>
    <style:style style:name="P8" style:parent-style-name="Standard" style:family="paragraph">
      <style:text-properties style:text-underline-type="single" style:text-underline-style="solid" style:text-underline-width="auto" style:text-underline-mode="continuous"/>
    </style:style>
    <style:style style:name="T9" style:parent-style-name="Fuentedepárrafopredeter." style:family="text">
      <style:text-properties style:font-name="Calibri Light" style:font-name-asian="Times New Roman" style:font-name-complex="Calibri Light" style:letter-kerning="false" style:language-asian="es" style:country-asian="ES" style:language-complex="ar" style:country-complex="SA"/>
    </style:style>
    <style:style style:name="T10" style:parent-style-name="Fuentedepárrafopredeter." style:family="text">
      <style:text-properties style:font-name="Liberation SerifLiberation Seri" fo:color="#000000" fo:background-color="#FBFCFD"/>
    </style:style>
    <style:style style:name="P11" style:parent-style-name="Standard" style:family="paragraph">
      <style:text-properties style:font-name="Liberation SerifLiberation Seri" fo:color="#000000" fo:background-color="#FBFCFD"/>
    </style:style>
    <style:style style:name="P12" style:parent-style-name="Standard" style:family="paragraph">
      <style:text-properties style:font-name="Liberation SerifLiberation Seri" fo:color="#000000" fo:background-color="#FBFCFD"/>
    </style:style>
    <style:style style:name="P13" style:parent-style-name="Standard" style:family="paragraph">
      <style:text-properties style:font-name="Liberation SerifLiberation Seri" fo:color="#000000" fo:background-color="#FBFCFD"/>
    </style:style>
    <style:style style:name="P14" style:parent-style-name="Standard" style:family="paragraph">
      <style:text-properties style:font-name="Liberation SerifLiberation Seri" fo:color="#000000" fo:background-color="#FBFCFD"/>
    </style:style>
    <style:style style:name="P15" style:parent-style-name="Standard" style:family="paragraph">
      <style:text-properties style:font-name="Liberation SerifLiberation Seri" fo:color="#000000" fo:background-color="#FBFCFD"/>
    </style:style>
    <style:style style:name="P16" style:parent-style-name="Standard" style:family="paragraph">
      <style:text-properties style:font-name="Liberation SerifLiberation Seri" fo:color="#000000" fo:background-color="#FBFCFD"/>
    </style:style>
    <style:style style:name="P17" style:parent-style-name="Standard" style:family="paragraph">
      <style:text-properties style:font-name="Liberation SerifLiberation Seri" fo:color="#000000" fo:background-color="#FBFCFD"/>
    </style:style>
    <style:style style:name="P18" style:parent-style-name="Standard" style:family="paragraph">
      <style:text-properties style:font-name="Liberation SerifLiberation Seri" fo:color="#000000" fo:background-color="#FBFCFD"/>
    </style:style>
    <style:style style:name="P19" style:parent-style-name="Standard" style:family="paragraph">
      <style:text-properties style:font-name="Liberation SerifLiberation Seri" fo:color="#000000" fo:background-color="#FBFCFD"/>
    </style:style>
    <style:style style:name="T20" style:parent-style-name="Fuentedepárrafopredeter." style:family="text">
      <style:text-properties style:font-name="Liberation SerifLiberation Seri" fo:color="#000000" fo:background-color="#FBFCFD"/>
    </style:style>
    <style:style style:name="T21" style:parent-style-name="Fuentedepárrafopredeter." style:family="text">
      <style:text-properties style:font-name="Calibri Light" style:font-name-asian="Times New Roman" style:font-name-complex="Calibri Light" style:letter-kerning="false" style:language-asian="es" style:country-asian="ES" style:language-complex="ar" style:country-complex="SA"/>
    </style:style>
    <style:style style:name="P22" style:parent-style-name="Párrafodelista" style:family="paragraph">
      <style:paragraph-properties fo:margin-left="0in">
        <style:tab-stops/>
      </style:paragraph-properties>
      <style:text-properties fo:color="#000000"/>
    </style:style>
  </office:automatic-styles>
  <office:body>
    <office:text text:use-soft-page-breaks="true">
      <text:p text:style-name="P1">cd ~/catkin_ws</text:p>
      <text:p text:style-name="Standard">source devel/setup.bash</text:p>
      <text:p text:style-name="Standard"/>
      <text:p text:style-name="Standard"/>
      <text:p text:style-name="Standard">01/08/22</text:p>
      <text:p text:style-name="P2"><text:span text:style-name="T3">-“catkin_make -- pkg programa_central” antes que “</text:span>catkin_make --pkg localizacion_estanterias” y “catkin_make --pkg localizacion_productos”</text:p>
      <text:p text:style-name="P4">- Borrado vision/<text:span text:style-name="T5">kinectv2</text:span></text:p>
      <text:p text:style-name="Standard"/>
      <text:p text:style-name="Standard">02/08/22:</text:p>
      <text:p text:style-name="Standard">- Añadido al CmakeLists.txt de /bateria el paquete “sos”</text:p>
      <text:p text:style-name="Standard">- Añadido al CmakeLists.txt de /rviz_plugin_tutorials el paquete “programa_central”</text:p>
      <text:p text:style-name="Standard">- Logrado que compile todo correctamente :)</text:p>
      <text:p text:style-name="Standard"/>
      <text:p text:style-name="Standard">08/08/22</text:p>
      <text:p text:style-name="Standard">- Instalado zbar de Python con los comandos:</text:p>
      <text:p text:style-name="Standard"><text:tab/><text:span text:style-name="T6">sudo apt-get update -y</text:span></text:p>
      <text:p text:style-name="P7"><text:tab/>sudo apt-get install -y python-zbar</text:p>
      <text:p text:style-name="Standard">- Se ha creado el primer script donde se lee una imagen y se le aplican transformaciones como la mediana, un umbral adaptativo, se calcula el gradiente horizontal...</text:p>
      <text:p text:style-name="Standard"/>
      <text:p text:style-name="Standard">09/08/22</text:p>
      <text:p text:style-name="Standard">- Se ha obtenido una plantilla binaria de la zona donde está el código de barras con la derivada resultado de restar derivada en X menos derivada en Y para lograr puntos con alto valor en X y bajo en Y, paso a valor absoluto, función umbral, cierre, apertura y búsqueda de contornos.</text:p>
      <text:p text:style-name="Standard">- Se saca por pantalla el contorno completo del código de barras sobre la imagen original</text:p>
      <text:p text:style-name="Standard"/>
      <text:p text:style-name="Standard">10/08/22</text:p>
      <text:p text:style-name="Standard">- Se han obtenido los puntos de las esquinas solo para definir el contorno del código de barras</text:p>
      <text:p text:style-name="Standard"/>
      <text:p text:style-name="Standard">12/08/22</text:p>
      <text:p text:style-name="Standard">- El cotorno con solo los puntos de las esquinas se debe pintar con cv2.circle, con cv2.drawContours pinta todo el contorno aunque solo hayamos almacenado los puntos de las esquinas.</text:p>
      <text:p text:style-name="Standard">- Arreglado problema con cv2.findContours, hay que pasar una copia de la imagen binaria modificada ya que la función modifica la imagen que se le pasa como argumento.</text:p>
      <text:p text:style-name="Standard"/>
      <text:p text:style-name="Standard">15/08/22</text:p>
      <text:p text:style-name="Standard">- Se ha logrado obtener las líneas que definen los rectángulos del código de barras con la orden cv2.Canny, luego se ha usado la transformada de Hough tanto la estándar como la probabilística.</text:p>
      <text:p text:style-name="Standard"/>
      <text:p text:style-name="Standard">16/08/22</text:p>
      <text:p text:style-name="Standard">- Después de usar cv2.Canny, se hace cierre y apertura para obtener la plantilla binaria.</text:p>
      <text:p text:style-name="Standard"/>
      <text:p text:style-name="Standard">17/08/22</text:p>
      <text:p text:style-name="Standard">- Objetivo: obtener el centro, ancho y alto del BoundingBox de los códigos de barras</text:p>
      <text:p text:style-name="Standard"/>
      <text:p text:style-name="Standard">24/08/22</text:p>
      <text:p text:style-name="Standard">- Se prueba con una foto hecha con el móvil, los códigos están girados 0º, 45º, 90º y 180º.</text:p>
      <text:p text:style-name="Standard">- Usando “gradientes.py” como es de esperar solo coge bien los códigos de 0º y 180º ya que son los que tienen en el contorno del código altos valores de gradiente horizontal y bajo de gradiente vertical. Se debe ir ajustando el tamaño de la plantilla a la hora de hacer el cierre y la apertura. <text:s/></text:p>
      <text:soft-page-break/>
      <text:p text:style-name="Standard">29/08/22</text:p>
      <text:p text:style-name="Standard">- Se ha leído de manera más o menos profunda todos los enlaces a páginas y artículos del archivo de enlaces “Enlaces interesantes”</text:p>
      <text:p text:style-name="Standard"/>
      <text:p text:style-name="Standard">31/08/22</text:p>
      <text:p text:style-name="Standard">- Implementado umbral adaptativo, se ha representado junto al umbral global para comparar. Probar más valores de los parámetros para ver si se eliminan los puntos sueltos, probar a aplicarlo directamente a la imagen original.</text:p>
      <text:p text:style-name="Standard"/>
      <text:p text:style-name="Standard">19/09/22</text:p>
      <text:p text:style-name="Standard">- Se ha creado un código en Windows para probar con Python 3.10.4 y OpenCV 4.5.5. En esta versión de OpenCV sí está la librería para detectar códigos de barras pudiéndose usar el código del enlace:<text:s/><text:a xlink:href="https://opencv.org/recognizing-one-dimensional-barcode-using-opencv/" office:target-frame-name="_top" xlink:show="replace"><text:span text:style-name="Hipervínculo">https://opencv.org/recognizing-one-dimens</text:span><text:bookmark-start text:name="_Hlt114582929"/><text:bookmark-start text:name="_Hlt114582930"/><text:span text:style-name="Hipervínculo">i</text:span><text:bookmark-end text:name="_Hlt114582929"/><text:bookmark-end text:name="_Hlt114582930"/><text:span text:style-name="Hipervínculo">onal-barcode-using-opencv/</text:span></text:a>. Probar con más fotos.<text:s/></text:p>
      <text:p text:style-name="Standard"/>
      <text:p text:style-name="Standard">03/10/22</text:p>
      <text:p text:style-name="Standard">- Modificado “barcode.py”, se crea un bucle para poder leer un dataset (varias imágenes) y se usan varias imágenes para comprobar el funcionamiento de la librería de códigos de barras de openCV. Funciona bien, pero si el código se ve pequeño en la foto ya no lo detecta.</text:p>
      <text:p text:style-name="P8"/>
      <text:p text:style-name="Standard">05/10/22</text:p>
      <text:p text:style-name="Standard">- Se ha modificado “gradientes.py” para probarlo con el dataset en Windows.</text:p>
      <text:p text:style-name="Standard"/>
      <text:p text:style-name="Standard">17/10/22</text:p>
      <text:p text:style-name="Standard">- Se ha modificado “barcode.py” para que al no detectar devuelva un mensaje de error y así evitar que dé error el código.</text:p>
      <text:p text:style-name="Standard">- También se han modificado “edges.py” y “gradientes.py” en especial los kernels para quedarnos solo con las regiones grandes.</text:p>
      <text:p text:style-name="Standard">- Se ha instalado Visual Code Studio y todo lo necesario en el portátil para poder ejecutar “barcode.py”, “edges.py” y “gradientes.py”.</text:p>
      <text:p text:style-name="Standard">- Probar el comando<text:s/><text:span text:style-name="T9">pip install opencv-contrib-python</text:span><text:s/>en Ubuntu para ver si va la librería del detector del código de barras.<text:s/></text:p>
      <text:p text:style-name="Standard"/>
      <text:p text:style-name="Standard">18/10/22</text:p>
      <text:p text:style-name="Standard">- Se ha tenido tutoría con Miguel Ángel, comenta que se aplique heurística como saber que los códigos van a estar a la misma altura dentro de una misma fila, en definitiva, sabemos algunas cosas previamente a la toma de la foto, luego aprovechar ese conocimiento previo en el algoritmo. Usar una fase de aprendizaje previo para ajustar el tamaño de los kernels.</text:p>
      <text:p text:style-name="Standard"/>
      <text:p text:style-name="Standard">25/10/22</text:p>
      <text:p text:style-name="Standard">- De “barcode.py” se ha obtenido el ancho y el alto de cada código de barras. Se ha creado una lista con los anchos, otra lista con los altos y otra con las áreas de todos los códigos de barras detectados en una imagen mediante la librería.</text:p>
      <text:p text:style-name="Standard">- Se ha probado “barcode.py”con las imágenes del escritorio y con las de la gasolinera, no funciona bien, el principal motivo parece el pequeño tamaño de los códigos.</text:p>
      <text:p text:style-name="Standard">- También se ha probado “gradientes.py” y se queda con muchas cosas que no son gradientes. Se debe ajustar el tamaño del kernel para no rellenar de más los códigos y que se unan varios elementos en uno solo más grande.</text:p>
      <text:p text:style-name="Standard"/>
      <text:p text:style-name="Standard"/>
      <text:p text:style-name="Standard"/>
      <text:p text:style-name="Standard"/>
      <text:soft-page-break/>
      <text:p text:style-name="Standard">27/10/22</text:p>
      <text:p text:style-name="Standard">- Se ha metido un filtro de suavizado en “gradientes.py” modificar el tamaño y probar con todas las posibles opciones de filtros<text:s/><text:a xlink:href="https://docs.opencv.org/4.x/d4/d13/tutorial_py_filtering.html" office:target-frame-name="_top" xlink:show="replace"><text:span text:style-name="Hipervínculo">https://docs.opencv.org/4.x/d4/d13</text:span><text:bookmark-start text:name="_Hlt118193462"/><text:bookmark-start text:name="_Hlt118193463"/><text:span text:style-name="Hipervínculo">/</text:span><text:bookmark-end text:name="_Hlt118193462"/><text:bookmark-end text:name="_Hlt118193463"/><text:span text:style-name="Hipervínculo">tuto</text:span><text:bookmark-start text:name="_Hlt117771112"/><text:bookmark-start text:name="_Hlt117771113"/><text:span text:style-name="Hipervínculo">r</text:span><text:bookmark-end text:name="_Hlt117771112"/><text:bookmark-end text:name="_Hlt117771113"/><text:span text:style-name="Hipervínculo">ial_py_filtering.html</text:span></text:a>.<text:s/></text:p>
      <text:p text:style-name="Standard">- Idea: con la transformada de Hough, buscar los rectángulos en los que están las etiquetas, de esta manera, trabajaremos con una imagen que solo tiene 2/3 rectángulos horizontales y ya sería más fácil detectar los códigos dentro de esas franjas horizontales y habiendo eliminado los productos de la imagen.</text:p>
      <text:p text:style-name="Standard">- Probar también a hacer una apertura primero y luego el cierre probando con distintos tamaños de kernel.</text:p>
      <text:p text:style-name="Standard"/>
      <text:p text:style-name="Standard">01/11/22</text:p>
      <text:p text:style-name="Standard">- En “gradientes.py” se ha eliminado la opción de<text:s/><text:span text:style-name="T10">cv2.THRESH_OTSU que hacía que no se aplicase el umbral que teníamos puesto. Se ha modificado el tamaño de los kernels para quedarnos solo con los códigos de barras. Pero con este último cambio, si usamos por ejemplo la imagen en la que solo hay un código de barras que está centrado y más cerca, nos cargamos todo. También hemos cambiado el suavizado de la media por el suavizado gaussiano. Y se hace ahora primero la apertura y luego el cierre.</text:span></text:p>
      <text:p text:style-name="P11">- Intentar hacer lo de la transformada de Hough.</text:p>
      <text:p text:style-name="P12"/>
      <text:p text:style-name="P13">04/11/22</text:p>
      <text:p text:style-name="P14">- Se ha creado “hough.py” donde se está intentando identificar los rectángulos donde están puestas las etiquetas, ajustar parámetros tanto de la transformada de Hough estándar como de la probabilística. Con la estándar parece que va mejor ya que se puede establecer los ángulos concretos que queremos que se busquen, con el probabilístico busca líneas con cualquier orientación.</text:p>
      <text:p text:style-name="P15"/>
      <text:p text:style-name="P16">07/11/22</text:p>
      <text:p text:style-name="P17">- Se ha modificado “hough.py”, en vez de usar 1000 para calcular los puntos “pt1” y “pt2”, se usa la diagonal (ancho^2+alto^2) tal como se nos ha indicado en StackOverflow para que las líneas detectadas vayan del borde izquierdo al borde derecho de la imagen. También se ha hecho un cierre después de usar cv2.Canny para ver si se pueden cerrar los contornos rotos, revisar esto.</text:p>
      <text:p text:style-name="P18"/>
      <text:p text:style-name="P19">08/11/22</text:p>
      <text:p text:style-name="Standard"><text:span text:style-name="T20">- Se ha creado un bucle en “hough.py” para ir subiendo el umbral de la transformada de Hough hasta que nos quedemos con un número de líneas horizontales reducido.</text:span></text:p>
      <text:p text:style-name="Standard"/>
      <text:p text:style-name="Standard"><text:span text:style-name="T21">pip install opencv-contrib-python</text:span></text:p>
      <text:p text:style-name="Standard"/>
      <text:p text:style-name="Standard"/>
      <text:p text:style-name="Standard"/>
      <text:p text:style-name="Standard"/>
      <text:p text:style-name="Standard"/>
      <text:p text:style-name="P22">Error al ejecutar axis_camera/gazebo_simulation: parece que el servidor de los modelos no funciona</text:p>
      <text:p text:style-name="Standard"/>
      <text:p text:style-name="Standard"/>
      <text:p text:style-name="Standard"/>
      <text:p text:style-name="Standard">Cosas por hacer:</text:p>
      <text:p text:style-name="Standard">- Lograr ejecutar aplicación para hacer capturas y guardar comandos utilizados para redactarlo luego</text:p>
      <text:p text:style-name="Standard">- Entender más o menos cómo funciona la aplicación y los programas de la cámara</text:p>
      <text:p text:style-name="Standard">- Ejecutar launch para usar el reconocimiento de códigos de barras</text:p>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Liberation SerifLiberation Seri" svg:font-family="Liberation SerifLiberation Seri" style:font-family-generic="roman"/>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árrafodelista" style:display-name="Párrafo de lista" style:family="paragraph" style:parent-style-name="Standard">
      <style:paragraph-properties style:contextual-spacing="true" fo:margin-bottom="0.1111in" fo:margin-left="0.5in">
        <style:tab-stops/>
      </style:paragraph-properties>
      <style:text-properties fo:hyphenate="fals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605E5C" fo:background-color="#E1DFDD"/>
    </style:style>
    <style:style style:name="Hipervínculovisitado" style:display-name="Hipervínculo visitado" style:family="text" style:parent-style-name="Fuentedepárrafopredeter.">
      <style:text-properties fo:color="#954F72" style:text-underline-type="single" style:text-underline-style="solid" style:text-underline-width="auto" style:text-underline-mode="continuous" style:text-underline-color="font-color"/>
    </style:style>
    <style:style style:name="HTMLconformatoprevio" style:display-name="HTML con formato previo" style:family="paragraph" style:parent-style-name="Normal">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s" style:country-asian="ES" style:language-complex="ar" style:country-complex="SA" fo:hyphenate="true"/>
    </style:style>
    <style:style style:name="HTMLconformatoprevioCar" style:display-name="HTML con formato previo Car" style:family="text" style:parent-style-name="Fuentedepárrafopredeter.">
      <style:text-properties style:font-name="Courier New" style:font-name-asian="Times New Roman" style:font-name-complex="Courier New" style:letter-kerning="false" fo:font-size="10pt" style:font-size-asian="10pt" style:font-size-complex="10pt" style:language-asian="es" style:country-asian="ES" style:language-complex="ar" style:country-complex="SA"/>
    </style:style>
    <style:style style:name="CódigoHTML" style:display-name="Código HTML" style:family="text" style:parent-style-name="Fuentedepárrafopredeter.">
      <style:text-properties style:font-name="Courier New" style:font-name-asian="Times New Roman" style:font-name-complex="Courier New"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JUAN DE DIOS HERRERA HURTADO</dc:creator>
    <meta:creation-date>2022-08-01T12:26:00Z</meta:creation-date>
    <dc:date>2022-11-08T13:00:00Z</dc:date>
    <meta:template xlink:href="Normal.dotm" xlink:type="simple"/>
    <meta:editing-cycles>69</meta:editing-cycles>
    <meta:editing-duration>PT90720S</meta:editing-duration>
    <meta:document-statistic meta:page-count="4" meta:paragraph-count="15" meta:word-count="1172" meta:character-count="7603" meta:row-count="53" meta:non-whitespace-character-count="6446"/>
  </office:meta>
</office:document-meta>
</file>